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55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Row"<text:tab/>""<text:tab/>""<text:tab/>"50.000"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6T10:47:35.755663873</meta:creation-date>
    <dc:date>2021-05-06T10:52:31.279407447</dc:date>
    <meta:editing-duration>PT16S</meta:editing-duration>
    <meta:editing-cycles>2</meta:editing-cycles>
    <meta:generator>LibreOfficeDev/7.2.0.0.alpha0$Linux_X86_64 LibreOffice_project/3d1c22df234083b67a621d000a7c7e2528a7b22c</meta:generator>
    <meta:document-statistic meta:table-count="0" meta:image-count="0" meta:object-count="0" meta:page-count="1" meta:paragraph-count="1" meta:word-count="4" meta:character-count="21" meta:non-whitespace-character-count="17"/>
  </office:meta>
</office:document-meta>
</file>